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style:tab-stops>
          <style:tab-stop style:position="17.013cm" style:type="right"/>
        </style:tab-stops>
      </style:paragraph-properties>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RBESANGE Benjamin²<text:tab/>Mardi 10 Novembre</text:p>
      <text:p text:style-name="Standard">GARCON Benoît²</text:p>
      <text:p text:style-name="Standard"/>
      <text:p text:style-name="P1">Compte rendu TP 9</text:p>
      <text:p text:style-name="P1"/>
      <text:p text:style-name="P3"><text:tab/>Aujourd'hui, nous nous sommes concentrés sur la conception des threads de communications. Nous avons ajouté des mutex dans la structure file conçue hier afin de pouvoir envisager un accès concurrent de nos files de stockage par des threads. La communication marche du côté de l'envoi mais pas du thread d'écoute. </text:p>
      <text:p text:style-name="P3"/>
      <text:p text:style-name="P3"><text:tab/>Nous travaillons encore sur les temps de pause des différents threads afin d'optimiser au mieux les temps de réponses et pour ne pas louper les données envoyées.</text:p>
      <text:p text:style-name="P3"/>
      <text:p text:style-name="P3"><text:tab/>L'interface web développer hier soir ne fonctionne pas sur le raspberry pi alors qu'il fonctionnait sur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2:02:37</meta:creation-date>
    <dc:date>2015-11-10T19:33:59</dc:date>
    <meta:editing-duration>PT1H9S</meta:editing-duration>
    <meta:editing-cycles>8</meta:editing-cycles>
    <meta:generator>LibreOffice/3.5$Linux_X86_64 LibreOffice_project/350m1$Build-2</meta:generator>
    <meta:document-statistic meta:table-count="0" meta:image-count="0" meta:object-count="0" meta:page-count="1" meta:paragraph-count="6" meta:word-count="107" meta:character-count="658" meta:non-whitespace-character-count="555"/>
  </office:meta>
</office:document-meta>
</file>